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0.305cm" fo:min-width="0.28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894cm" fo:min-width="0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02cm" fo:min-width="4.834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3cm" fo:min-width="0.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22cm" fo:min-width="4.83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cm" fo:min-width="4.83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99cm" fo:min-width="4.83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4.66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4.62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93cm" fo:min-width="4.475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028cm" fo:min-width="1.15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2.325cm"/>
      <style:paragraph-properties style:writing-mode="lr-tb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699cm" fo:min-width="4.83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21cm" fo:min-width="2.77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5cm" fo:min-width="4.93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35cm" svg:height="0.962cm" svg:x="11.348cm" svg:y="1.508cm">
          <draw:text-box>
            <text:p><text:span text:style-name="T1">Process Flow Chart </text:span></text:p>
          </draw:text-box>
        </draw:frame>
        <draw:custom-shape draw:style-name="gr2" draw:text-style-name="P3" draw:layer="layout" svg:width="1.016cm" svg:height="0.785cm" svg:x="13.654cm" svg:y="3.399cm">
          <text:p text:style-name="P2"><text:span text:style-name="T2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016cm" svg:height="0.785cm" svg:x="13.713cm" svg:y="38.328cm">
          <text:p text:style-name="P2"><text:span text:style-name="T2">S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4.175cm" svg:y1="26.086cm" svg:x2="14.175cm" svg:y2="27.229cm">
          <text:p/>
        </draw:line>
        <draw:line draw:style-name="gr3" draw:text-style-name="P4" draw:layer="layout" svg:x1="14.162cm" svg:y1="4.184cm" svg:x2="14.162cm" svg:y2="5.05cm">
          <text:p/>
        </draw:line>
        <draw:custom-shape draw:style-name="gr4" draw:text-style-name="P2" draw:layer="layout" svg:width="2.4cm" svg:height="2.286cm" svg:x="13cm" svg:y="5.05cm">
          <text:p text:style-name="P2"><text:span text:style-name="T3">Check the </text:span></text:p>
          <text:p text:style-name="P2"><text:span text:style-name="T3">F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1.016cm" svg:height="0.569cm" svg:x="13.146cm" svg:y="7.425cm">
          <draw:text-box>
            <text:p><text:span text:style-name="T4">ON</text:span></text:p>
          </draw:text-box>
        </draw:frame>
        <draw:frame draw:style-name="gr5" draw:text-style-name="P5" draw:layer="layout" svg:width="1.27cm" svg:height="0.569cm" svg:x="15.659cm" svg:y="5.58cm">
          <draw:text-box>
            <text:p><text:span text:style-name="T4">OFF</text:span></text:p>
          </draw:text-box>
        </draw:frame>
        <draw:custom-shape draw:style-name="gr6" draw:text-style-name="P2" draw:layer="layout" svg:width="5.334cm" svg:height="1.052cm" svg:x="11.495cm" svg:y="14.448cm">
          <text:p text:style-name="P2"><text:span text:style-name="T2">Turn on software front panel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4cm" svg:height="2.159cm" svg:x="12.892cm" svg:y="8.121cm">
          <text:p text:style-name="P2"><text:span text:style-name="T4">Check the</text:span></text:p>
          <text:p text:style-name="P2"><text:span text:style-name="T4">F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2.54cm" svg:height="2.159cm" svg:x="12.893cm" svg:y="8.121cm">
          <text:p text:style-name="P2"><text:span text:style-name="T3">Check the</text:span></text:p>
          <text:p text:style-name="P2"><text:span text:style-name="T3">MC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2.54cm" svg:height="2.159cm" svg:x="12.892cm" svg:y="11.296cm">
          <text:p text:style-name="P6"><text:span text:style-name="T3">Check for </text:span></text:p>
          <text:p text:style-name="P6"><text:span text:style-name="T3">Power from</text:span></text:p>
          <text:p text:style-name="P6"><text:span text:style-name="T3">Indicato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4.162cm" svg:y1="7.336cm" svg:x2="14.162cm" svg:y2="8.121cm">
          <text:p/>
        </draw:line>
        <draw:line draw:style-name="gr3" draw:text-style-name="P4" draw:layer="layout" svg:x1="14.162cm" svg:y1="10.28cm" svg:x2="14.162cm" svg:y2="11.296cm">
          <text:p/>
        </draw:line>
        <draw:frame draw:style-name="gr5" draw:text-style-name="P5" draw:layer="layout" svg:width="1.016cm" svg:height="0.569cm" svg:x="13.073cm" svg:y="10.519cm">
          <draw:text-box>
            <text:p><text:span text:style-name="T4">ON</text:span></text:p>
          </draw:text-box>
        </draw:frame>
        <draw:frame draw:style-name="gr5" draw:text-style-name="P5" draw:layer="layout" svg:width="1.016cm" svg:height="0.569cm" svg:x="13.273cm" svg:y="13.548cm">
          <draw:text-box>
            <text:p><text:span text:style-name="T4">ON</text:span></text:p>
          </draw:text-box>
        </draw:frame>
        <draw:line draw:style-name="gr3" draw:text-style-name="P4" draw:layer="layout" svg:x1="14.162cm" svg:y1="13.455cm" svg:x2="14.162cm" svg:y2="14.471cm">
          <text:p/>
        </draw:line>
        <draw:frame draw:style-name="gr5" draw:text-style-name="P5" draw:layer="layout" svg:width="1.27cm" svg:height="0.569cm" svg:x="15.559cm" svg:y="8.581cm">
          <draw:text-box>
            <text:p><text:span text:style-name="T4">OFF</text:span></text:p>
          </draw:text-box>
        </draw:frame>
        <draw:frame draw:style-name="gr5" draw:text-style-name="P5" draw:layer="layout" svg:width="1.27cm" svg:height="0.569cm" svg:x="15.559cm" svg:y="11.582cm">
          <draw:text-box>
            <text:p><text:span text:style-name="T4">OFF</text:span></text:p>
          </draw:text-box>
        </draw:frame>
        <draw:line draw:style-name="gr3" draw:text-style-name="P4" draw:layer="layout" svg:x1="15.432cm" svg:y1="9.241cm" svg:x2="17.845cm" svg:y2="9.241cm">
          <text:p/>
        </draw:line>
        <draw:line draw:style-name="gr3" draw:text-style-name="P4" draw:layer="layout" svg:x1="15.432cm" svg:y1="12.416cm" svg:x2="17.972cm" svg:y2="12.416cm">
          <text:p/>
        </draw:line>
        <draw:custom-shape draw:style-name="gr8" draw:text-style-name="P2" xml:id="id6" draw:id="id6" draw:layer="layout" svg:width="5.334cm" svg:height="0.972cm" svg:x="11.435cm" svg:y="19.2cm">
          <text:p text:style-name="P2"><text:span text:style-name="T2">DAQ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02cm" svg:y1="20.156cm" svg:x2="14.102cm" svg:y2="21.172cm">
          <text:p/>
        </draw:line>
        <draw:custom-shape draw:style-name="gr9" draw:text-style-name="P2" draw:layer="layout" svg:width="5.334cm" svg:height="0.95cm" svg:x="11.435cm" svg:y="21.15cm">
          <text:p text:style-name="P2"><text:span text:style-name="T2">Relay Bo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334cm" svg:height="0.849cm" svg:x="11.435cm" svg:y="23.251cm">
          <text:p text:style-name="P2"><text:span text:style-name="T2">Contacto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02cm" svg:y1="22.158cm" svg:x2="14.1cm" svg:y2="23.3cm">
          <text:p/>
        </draw:line>
        <draw:custom-shape draw:style-name="gr11" draw:text-style-name="P2" xml:id="id1" draw:id="id1" draw:layer="layout" svg:width="5.169cm" svg:height="1.143cm" svg:x="17.802cm" svg:y="5.685cm">
          <text:p text:style-name="P2"><text:span text:style-name="T2">Check connections and </text:span></text:p>
          <text:p text:style-name="P2"><text:span text:style-name="T2">Replace the fuse 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5.126cm" svg:height="1.143cm" svg:x="17.845cm" svg:y="8.606cm">
          <text:p text:style-name="P2"><text:span text:style-name="T2">Check connections and</text:span></text:p>
          <text:p text:style-name="P6"><text:span text:style-name="T2">Turn on the MCB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" draw:id="id2" draw:layer="layout" svg:width="4.975cm" svg:height="1.143cm" svg:x="17.996cm" svg:y="11.781cm">
          <text:p text:style-name="P2"><text:span text:style-name="T2">Check connections and</text:span></text:p>
          <text:p text:style-name="P2"><text:span text:style-name="T2">Turn on the Power Supply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4cm" svg:y1="6.2cm" svg:x2="17.759cm" svg:y2="6.2cm">
          <text:p/>
        </draw:line>
        <draw:connector draw:style-name="gr3" draw:text-style-name="P7" draw:layer="layout" svg:x1="22.971cm" svg:y1="6.256cm" svg:x2="24.613cm" svg:y2="6.257cm" draw:start-shape="id1" draw:start-glue-point="1" svg:d="M22971 6256h1071v1h571" svg:viewBox="0 0 1643 2">
          <text:p/>
        </draw:connector>
        <draw:connector draw:style-name="gr3" draw:text-style-name="P4" xml:id="id8" draw:id="id8" draw:layer="layout" svg:x1="22.971cm" svg:y1="12.352cm" svg:x2="24.613cm" svg:y2="12.348cm" draw:start-shape="id2" draw:start-glue-point="1" svg:d="M22971 12352h1071v-4h571" svg:viewBox="0 0 1643 5">
          <text:p/>
        </draw:connector>
        <draw:connector draw:style-name="gr3" draw:text-style-name="P4" draw:layer="layout" svg:x1="22.971cm" svg:y1="9.177cm" svg:x2="24.621cm" svg:y2="9.178cm" draw:start-shape="id3" draw:start-glue-point="1" svg:d="M22971 9177h1076v1h574" svg:viewBox="0 0 1651 2">
          <text:p/>
        </draw:connector>
        <draw:custom-shape draw:style-name="gr14" draw:text-style-name="P2" xml:id="id4" draw:id="id4" draw:layer="layout" svg:width="3.302cm" svg:height="2.554cm" svg:x="12.524cm" svg:y="31.329cm">
          <text:p text:style-name="P2"><text:span text:style-name="T2">Check for</text:span></text:p>
          <text:p text:style-name="P2"><text:span text:style-name="T2">Stop command</text:span></text:p>
          <text:p text:style-name="P2"><text:span text:style-name="T2">from sw front </text:span></text:p>
          <text:p text:style-name="P2"><text:span text:style-name="T2">pan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1.016cm" svg:height="0.569cm" svg:x="13.389cm" svg:y="33.976cm">
          <draw:text-box>
            <text:p><text:span text:style-name="T4">ON</text:span></text:p>
          </draw:text-box>
        </draw:frame>
        <draw:frame draw:style-name="gr5" draw:text-style-name="P5" draw:layer="layout" svg:width="1.27cm" svg:height="0.569cm" svg:x="15.78cm" svg:y="31.964cm">
          <draw:text-box>
            <text:p><text:span text:style-name="T4">OFF</text:span></text:p>
          </draw:text-box>
        </draw:frame>
        <draw:connector draw:style-name="gr3" draw:text-style-name="P4" draw:layer="layout" svg:x1="15.826cm" svg:y1="32.606cm" svg:x2="19.428cm" svg:y2="32.606cm" draw:start-shape="id4" draw:start-glue-point="7" draw:end-shape="id5" draw:end-glue-point="5" svg:d="M15826 32606h3602" svg:viewBox="0 0 3603 1">
          <text:p/>
        </draw:connector>
        <draw:custom-shape draw:style-name="gr14" draw:text-style-name="P2" xml:id="id5" draw:id="id5" draw:layer="layout" svg:width="3.302cm" svg:height="2.554cm" svg:x="19.428cm" svg:y="31.329cm">
          <text:p text:style-name="P2"><text:span text:style-name="T2">Check for</text:span></text:p>
          <text:p text:style-name="P2"><text:span text:style-name="T2">change in input</text:span></text:p>
          <text:p text:style-name="P2"><text:span text:style-name="T2">from sw front </text:span></text:p>
          <text:p text:style-name="P2"><text:span text:style-name="T2">pan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768cm" svg:x1="22.73cm" svg:y1="32.606cm" svg:x2="16.769cm" svg:y2="19.686cm" draw:start-shape="id5" draw:start-glue-point="7" draw:end-shape="id6" draw:end-glue-point="1" svg:d="M22730 32606h1270v-12920h-7231" svg:viewBox="0 0 7232 12921">
          <text:p/>
        </draw:connector>
        <draw:frame draw:style-name="gr5" draw:text-style-name="P5" draw:layer="layout" svg:width="1.016cm" svg:height="0.569cm" svg:x="22.8cm" svg:y="31.931cm">
          <draw:text-box>
            <text:p><text:span text:style-name="T4">ON</text:span></text:p>
          </draw:text-box>
        </draw:frame>
        <draw:frame draw:style-name="gr5" draw:text-style-name="P5" draw:layer="layout" svg:width="1.143cm" svg:height="0.569cm" svg:x="19.857cm" svg:y="30.7cm">
          <draw:text-box>
            <text:p><text:span text:style-name="T4">OFF</text:span></text:p>
          </draw:text-box>
        </draw:frame>
        <draw:custom-shape draw:style-name="gr15" draw:text-style-name="P2" draw:layer="layout" svg:width="2.825cm" svg:height="1.524cm" svg:x="12.793cm" svg:y="35.534cm">
          <text:p text:style-name="P2"><text:span text:style-name="T2">Turn off software </text:span></text:p>
          <text:p text:style-name="P2"><text:span text:style-name="T2">front pane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248cm" svg:y1="37.058cm" svg:x2="14.248cm" svg:y2="38.328cm">
          <text:p/>
        </draw:line>
        <draw:connector draw:style-name="gr3" draw:text-style-name="P4" draw:layer="layout" svg:x1="21.079cm" svg:y1="31.329cm" svg:x2="16.834cm" svg:y2="29.75cm" draw:start-shape="id5" draw:start-glue-point="4" draw:end-shape="id7" draw:end-glue-point="1" svg:d="M21079 31329v-1579h-4245" svg:viewBox="0 0 4246 1580">
          <text:p/>
        </draw:connector>
        <draw:line draw:style-name="gr3" draw:text-style-name="P4" draw:layer="layout" svg:x1="14.221cm" svg:y1="33.883cm" svg:x2="14.221cm" svg:y2="35.534cm">
          <text:p/>
        </draw:line>
        <draw:line draw:style-name="gr3" draw:text-style-name="P4" draw:layer="layout" svg:x1="14.1cm" svg:y1="15.5cm" svg:x2="14.1cm" svg:y2="16.516cm">
          <text:p/>
        </draw:line>
        <draw:connector draw:style-name="gr16" draw:text-style-name="P4" draw:layer="layout" draw:line-skew="-3.642cm" svg:x1="24.613cm" svg:y1="12.348cm" svg:x2="14.257cm" svg:y2="4.385cm" draw:start-shape="id8" draw:start-glue-point="3" svg:d="M24613 12348v-7948h-10356v-15" svg:viewBox="0 0 10357 7964">
          <text:p/>
        </draw:connector>
        <draw:custom-shape draw:style-name="gr17" draw:text-style-name="P2" draw:layer="layout" svg:width="5.334cm" svg:height="0.949cm" svg:x="11.435cm" svg:y="25.151cm">
          <text:p text:style-name="P2"><text:span text:style-name="T2">Resistive Load Bank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4.14cm" svg:y1="24.1cm" svg:x2="14.14cm" svg:y2="25.2cm">
          <text:p/>
        </draw:line>
        <draw:custom-shape draw:style-name="gr18" draw:text-style-name="P8" draw:layer="layout" svg:width="5.2cm" svg:height="1.7cm" svg:x="11.5cm" svg:y="16.5cm">
          <text:p text:style-name="P8"><text:span text:style-name="T2">Accept input from</text:span></text:p>
          <text:p text:style-name="P8"><text:span text:style-name="T2">the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4.1cm" svg:y1="18.184cm" svg:x2="14.1cm" svg:y2="19.2cm">
          <text:p/>
        </draw:line>
        <draw:custom-shape draw:style-name="gr17" draw:text-style-name="P2" draw:layer="layout" svg:width="5.334cm" svg:height="0.949cm" svg:x="11.4cm" svg:y="27.251cm">
          <text:p text:style-name="P2"><text:span text:style-name="T2">Cts and VTs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" draw:id="id7" draw:layer="layout" svg:width="5.434cm" svg:height="1.1cm" svg:x="11.4cm" svg:y="29.2cm">
          <text:p text:style-name="P2"><text:span text:style-name="T2">Display Voltage and</text:span></text:p>
          <text:p text:style-name="P2"><text:span text:style-name="T2">Current Valu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2cm" svg:y1="28.2cm" svg:x2="14.2cm" svg:y2="29.216cm">
          <text:p/>
        </draw:line>
        <draw:line draw:style-name="gr3" draw:text-style-name="P4" draw:layer="layout" svg:x1="14.2cm" svg:y1="30.3cm" svg:x2="14.2cm" svg:y2="31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Segoe UI1" style:font-family-asian="'Segoe UI'" style:font-family-generic-asian="roman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fo:font-weight="bold" style:letter-kerning="false" style:font-name-asian="Segoe UI1" style:font-family-asian="'Segoe UI'" style:font-family-generic-asian="roman" style:font-pitch-asian="variable" style:font-size-asian="11pt" style:language-asian="ar" style:country-asian="SA" style:font-weight-asian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Segoe UI1" style:font-family-asian="'Segoe UI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" fo:font-family="Tahoma" style:font-family-generic="roman" style:font-pitch="variable" fo:font-size="8pt" fo:language="en" fo:country="US" style:letter-kerning="false" style:font-name-asian="Tahoma1" style:font-family-asian="Tahoma" style:font-pitch-asian="variable" style:font-size-asian="8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Segoe UI1" style:font-family-asian="'Segoe UI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Segoe UI1" style:font-family-asian="'Segoe UI'" style:font-family-generic-asian="roman" style:font-pitch-asian="variable" style:font-size-asian="11pt" style:language-asian="ar" style:country-asian="SA"/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Segoe UI1" style:font-family-asian="'Segoe UI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en" fo:country="US" fo:font-style="italic" style:letter-kerning="false" style:font-name-asian="Arial1" style:font-family-asian="Arial" style:font-pitch-asian="variable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Segoe UI1" style:font-family-asian="'Segoe UI'" style:font-family-generic-asian="roman" style:font-pitch-asian="variable" style:font-size-asian="11pt" style:language-asian="ar" style:country-asian="SA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US" style:letter-kerning="false" style:font-name-asian="Arial1" style:font-family-asian="Arial" style:font-pitch-asian="variable" style:font-size-asian="14pt" style:language-asian="ar" style:country-asian="SA"/>
    </style:style>
    <style:style style:name="List_20_Contents" style:display-name="List Contents" style:family="graphic">
      <style:paragraph-properties fo:margin-left="1.76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Segoe UI1" style:font-family-asian="'Segoe UI'" style:font-family-generic-asian="roman" style:font-pitch-asian="variable" style:font-size-asian="11pt" style:language-asian="ar" style:country-asian="SA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4.2$Windows_X86_64 LibreOffice_project/3d775be2011f3886db32dfd395a6a6d1ca2630ff</meta:generator>
    <dc:date>2020-06-26T17:43:37.472000000</dc:date>
    <meta:editing-duration>PT2H44M21S</meta:editing-duration>
    <meta:editing-cycles>33</meta:editing-cycles>
    <meta:document-statistic meta:object-count="55"/>
  </office:meta>
</office:document-meta>
</file>